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BB0000004D8F87661E9F544787.png" manifest:media-type="image/png"/>
  <manifest:file-entry manifest:full-path="Pictures/10000001000001C3000000831AF745C5EF50D3ED.png" manifest:media-type="image/png"/>
  <manifest:file-entry manifest:full-path="Pictures/100000010000029D00000265A5C0CFDE3337C9DA.png" manifest:media-type="image/png"/>
  <manifest:file-entry manifest:full-path="Pictures/100000010000030D00000263F1E3BDF972B230A7.png" manifest:media-type="image/png"/>
  <manifest:file-entry manifest:full-path="Pictures/10000001000001A3000000CD1E6718529AE1412A.png" manifest:media-type="image/png"/>
  <manifest:file-entry manifest:full-path="Pictures/10000001000001C900000055C6A964B295C50AF8.png" manifest:media-type="image/png"/>
  <manifest:file-entry manifest:full-path="Pictures/10000001000003610000027E94A800D6E96DBB41.png" manifest:media-type="image/png"/>
  <manifest:file-entry manifest:full-path="Pictures/10000001000001C90000007982D9E11BAE4D6AE2.png" manifest:media-type="image/png"/>
  <manifest:file-entry manifest:full-path="Pictures/100000010000017F000000ABF7AA1D391F4F95D5.png" manifest:media-type="image/png"/>
  <manifest:file-entry manifest:full-path="Pictures/1000000100000199000000CDCBD4B7958708F6EB.png" manifest:media-type="image/png"/>
  <manifest:file-entry manifest:full-path="Pictures/1000000100000173000000DFE5F6CB4AAB0E323F.png" manifest:media-type="image/png"/>
  <manifest:file-entry manifest:full-path="Pictures/10000001000001C700000060D6576DAC7EDDA85F.png" manifest:media-type="image/png"/>
  <manifest:file-entry manifest:full-path="Pictures/100000010000027900000279BB90112CBD802CD7.png" manifest:media-type="image/png"/>
  <manifest:file-entry manifest:full-path="Pictures/10000001000001F3000000E757A0E503F90E6E12.png" manifest:media-type="image/png"/>
  <manifest:file-entry manifest:full-path="Pictures/10000001000001FD000000C0DAA095B7C112B1FD.png" manifest:media-type="image/png"/>
  <manifest:file-entry manifest:full-path="Pictures/10000001000001BB000000C0CBB03EE2F122D57D.png" manifest:media-type="image/png"/>
  <manifest:file-entry manifest:full-path="Pictures/10000001000001D6000000AB276CA136341EAF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9877" officeooo:paragraph-rsid="00179877"/>
    </style:style>
    <style:style style:name="P2" style:family="paragraph" style:parent-style-name="Standard">
      <style:text-properties officeooo:rsid="00179877" officeooo:paragraph-rsid="0017987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x="0.095cm" svg:y="-0.736cm" svg:width="11.723cm" svg:height="2.037cm" draw:z-index="0"><draw:image xlink:href="Pictures/10000001000001BB0000004D8F87661E9F544787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n5" text:anchor-type="char" svg:width="17cm" svg:height="13.3cm" draw:z-index="3"><draw:image xlink:href="Pictures/100000010000030D00000263F1E3BDF972B230A7.png" xlink:type="simple" xlink:show="embed" xlink:actuate="onLoad" draw:mime-type="image/png"/></draw:frame></text:p>
      <text:p text:style-name="P1"><draw:frame draw:style-name="fr2" draw:name="Imagen6" text:anchor-type="char" svg:x="0.579cm" svg:y="0.071cm" svg:width="6.904cm" svg:height="3.378cm" draw:z-index="4"><draw:image xlink:href="Pictures/10000001000001A3000000CD1E6718529AE1412A.png" xlink:type="simple" xlink:show="embed" xlink:actuate="onLoad" draw:mime-type="image/png"/></draw:frame><draw:frame draw:style-name="fr2" draw:name="Imagen7" text:anchor-type="char" svg:x="7.705cm" svg:y="0.42cm" svg:width="10.476cm" svg:height="2.773cm" draw:z-index="6"><draw:image xlink:href="Pictures/10000001000001C90000007982D9E11BAE4D6AE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" text:anchor-type="char" svg:x="-0.118cm" svg:y="-1.612cm" svg:width="12.093cm" svg:height="2.249cm" draw:z-index="5"><draw:image xlink:href="Pictures/10000001000001C900000055C6A964B295C50AF8.png" xlink:type="simple" xlink:show="embed" xlink:actuate="onLoad" draw:mime-type="image/png"/></draw:frame><text:soft-page-break/></text:p>
      <text:p text:style-name="P1"/>
      <text:p text:style-name="P1"><draw:frame draw:style-name="fr1" draw:name="Imagen8" text:anchor-type="char" svg:width="17cm" svg:height="15.577cm" draw:z-index="9"><draw:image xlink:href="Pictures/100000010000029D00000265A5C0CFDE3337C9DA.png" xlink:type="simple" xlink:show="embed" xlink:actuate="onLoad" draw:mime-type="image/png"/></draw:frame><draw:frame draw:style-name="fr2" draw:name="Imagen10" text:anchor-type="char" svg:x="8.283cm" svg:y="15.794cm" svg:width="8.458cm" svg:height="3.776cm" draw:z-index="8"><draw:image xlink:href="Pictures/100000010000017F000000ABF7AA1D391F4F95D5.png" xlink:type="simple" xlink:show="embed" xlink:actuate="onLoad" draw:mime-type="image/png"/></draw:frame><draw:frame draw:style-name="fr2" draw:name="Imagen9" text:anchor-type="char" svg:x="0.342cm" svg:y="15.804cm" svg:width="7.558cm" svg:height="3.789cm" draw:z-index="7"><draw:image xlink:href="Pictures/1000000100000199000000CDCBD4B7958708F6E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n11" text:anchor-type="char" svg:width="9.818cm" svg:height="5.9cm" draw:z-index="10"><draw:image xlink:href="Pictures/1000000100000173000000DFE5F6CB4AAB0E323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Imagen3" text:anchor-type="char" svg:x="0.579cm" svg:y="0.108cm" svg:width="12.04cm" svg:height="2.54cm" draw:z-index="1"><draw:image xlink:href="Pictures/10000001000001C700000060D6576DAC7EDDA85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4" draw:name="Imagen12" text:anchor-type="char" svg:width="16.75cm" svg:height="16.75cm" draw:z-index="11"><draw:image xlink:href="Pictures/100000010000027900000279BB90112CBD802CD7.png" xlink:type="simple" xlink:show="embed" xlink:actuate="onLoad" draw:mime-type="image/png"/></draw:frame></text:p>
      <text:p text:style-name="P1"/>
      <text:p text:style-name="P1"/>
      <text:p text:style-name="P1"><draw:frame draw:style-name="fr3" draw:name="Imagen13" text:anchor-type="char" svg:width="11.09cm" svg:height="5.133cm" draw:z-index="12"><draw:image xlink:href="Pictures/10000001000001F3000000E757A0E503F90E6E1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n4" text:anchor-type="char" svg:x="2.454cm" svg:y="-0.056cm" svg:width="11.934cm" svg:height="3.466cm" draw:z-index="2"><draw:image xlink:href="Pictures/10000001000001C3000000831AF745C5EF50D3E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4" text:anchor-type="char" svg:width="17cm" svg:height="12.538cm" draw:z-index="16"><draw:image xlink:href="Pictures/10000001000003610000027E94A800D6E96DBB41.png" xlink:type="simple" xlink:show="embed" xlink:actuate="onLoad" draw:mime-type="image/png"/></draw:frame></text:p>
      <text:p text:style-name="P1"><draw:frame draw:style-name="fr2" draw:name="Imagen16" text:anchor-type="char" svg:x="0.023cm" svg:y="0cm" svg:width="7.588cm" svg:height="2.863cm" draw:z-index="13"><draw:image xlink:href="Pictures/10000001000001FD000000C0DAA095B7C112B1FD.png" xlink:type="simple" xlink:show="embed" xlink:actuate="onLoad" draw:mime-type="image/png"/></draw:frame><draw:frame draw:style-name="fr2" draw:name="Imagen18" text:anchor-type="char" svg:x="8.615cm" svg:y="0.138cm" svg:width="6.149cm" svg:height="2.665cm" draw:z-index="14"><draw:image xlink:href="Pictures/10000001000001BB000000C0CBB03EE2F122D57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15" text:anchor-type="char" svg:x="-0.03cm" svg:y="0.148cm" svg:width="8.154cm" svg:height="2.967cm" draw:z-index="15"><draw:image xlink:href="Pictures/10000001000001D6000000AB276CA136341EAF1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5T19:24:34.795000000</meta:creation-date>
    <dc:date>2023-10-29T10:05:02.973000000</dc:date>
    <meta:editing-duration>PT28M30S</meta:editing-duration>
    <meta:editing-cycles>7</meta:editing-cycles>
    <meta:generator>LibreOffice/7.5.7.1$Windows_X86_64 LibreOffice_project/47eb0cf7efbacdee9b19ae25d6752381ede23126</meta:generator>
    <meta:document-statistic meta:table-count="0" meta:image-count="17" meta:object-count="0" meta:page-count="4" meta:paragraph-count="0" meta:word-count="0" meta:character-count="0" meta:non-whitespace-character-count="0"/>
  </office:meta>
</office:document-meta>
</file>